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0882">
            <text:p>POZ-20882</text:p>
          </table:table-cell>
          <table:table-cell office:value-type="float" office:value="37.14">
            <text:p>37.14</text:p>
          </table:table-cell>
          <table:table-cell office:value-type="float" office:value="15.21">
            <text:p>15.21</text:p>
          </table:table-cell>
          <table:table-cell office:value-type="float" office:value="890.0">
            <text:p>890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6">
            <text:p>1.0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eMartiniEtal2010,VacchiEtal2016">
            <text:p>DeMartiniEtal2010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0428">
            <text:p>POZ-20428</text:p>
          </table:table-cell>
          <table:table-cell office:value-type="float" office:value="37.24">
            <text:p>37.24</text:p>
          </table:table-cell>
          <table:table-cell office:value-type="float" office:value="15.23">
            <text:p>15.23</text:p>
          </table:table-cell>
          <table:table-cell office:value-type="float" office:value="2745.0">
            <text:p>274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2">
            <text:p>1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eMartiniEtal2010,VacchiEtal2016">
            <text:p>DeMartiniEtal2010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0427">
            <text:p>POZ-20427</text:p>
          </table:table-cell>
          <table:table-cell office:value-type="float" office:value="37.24">
            <text:p>37.24</text:p>
          </table:table-cell>
          <table:table-cell office:value-type="float" office:value="15.23">
            <text:p>15.23</text:p>
          </table:table-cell>
          <table:table-cell office:value-type="float" office:value="2685.0">
            <text:p>26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299999999999998">
            <text:p>1.829999999999999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eMartiniEtal2010,VacchiEtal2016">
            <text:p>DeMartiniEtal2010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5139">
            <text:p>POZ-25139</text:p>
          </table:table-cell>
          <table:table-cell office:value-type="float" office:value="37.14">
            <text:p>37.14</text:p>
          </table:table-cell>
          <table:table-cell office:value-type="float" office:value="15.21">
            <text:p>15.21</text:p>
          </table:table-cell>
          <table:table-cell office:value-type="float" office:value="4150.0">
            <text:p>4150.0</text:p>
          </table:table-cell>
          <table:table-cell office:value-type="float" office:value="35.0">
            <text:p>3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999999999999999">
            <text:p>-0.89999999999999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5138">
            <text:p>POZ-25138</text:p>
          </table:table-cell>
          <table:table-cell office:value-type="float" office:value="37.24">
            <text:p>37.24</text:p>
          </table:table-cell>
          <table:table-cell office:value-type="float" office:value="15.22">
            <text:p>15.22</text:p>
          </table:table-cell>
          <table:table-cell office:value-type="float" office:value="3590.0">
            <text:p>3590.0</text:p>
          </table:table-cell>
          <table:table-cell office:value-type="float" office:value="35.0">
            <text:p>3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0406">
            <text:p>POZ-20406</text:p>
          </table:table-cell>
          <table:table-cell office:value-type="float" office:value="37.14">
            <text:p>37.14</text:p>
          </table:table-cell>
          <table:table-cell office:value-type="float" office:value="15.21">
            <text:p>15.21</text:p>
          </table:table-cell>
          <table:table-cell office:value-type="float" office:value="3970.0">
            <text:p>3970.0</text:p>
          </table:table-cell>
          <table:table-cell office:value-type="float" office:value="30.0">
            <text:p>30.0</text:p>
          </table:table-cell>
          <table:table-cell office:value-type="string" office:value="Shell (L. lacteus)">
            <text:p>Shell (L. lacteu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0000000000000004">
            <text:p>0.3000000000000000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17757">
            <text:p>POZ-17757</text:p>
          </table:table-cell>
          <table:table-cell office:value-type="float" office:value="37.05">
            <text:p>37.05</text:p>
          </table:table-cell>
          <table:table-cell office:value-type="float" office:value="15.26">
            <text:p>15.26</text:p>
          </table:table-cell>
          <table:table-cell office:value-type="float" office:value="4055.0">
            <text:p>4055.0</text:p>
          </table:table-cell>
          <table:table-cell office:value-type="float" office:value="35.0">
            <text:p>3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2919">
            <text:p>POZ-22919</text:p>
          </table:table-cell>
          <table:table-cell office:value-type="float" office:value="37.14">
            <text:p>37.14</text:p>
          </table:table-cell>
          <table:table-cell office:value-type="float" office:value="15.21">
            <text:p>15.21</text:p>
          </table:table-cell>
          <table:table-cell office:value-type="float" office:value="2460.0">
            <text:p>2460.0</text:p>
          </table:table-cell>
          <table:table-cell office:value-type="float" office:value="35.0">
            <text:p>35.0</text:p>
          </table:table-cell>
          <table:table-cell office:value-type="string" office:value="Shell (P. conica)">
            <text:p>Shell (P. conica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eMartiniEtal2010,VacchiEtal2016">
            <text:p>DeMartiniEtal2010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3118">
            <text:p>POZ-23118</text:p>
          </table:table-cell>
          <table:table-cell office:value-type="float" office:value="37.24">
            <text:p>37.24</text:p>
          </table:table-cell>
          <table:table-cell office:value-type="float" office:value="15.23">
            <text:p>15.23</text:p>
          </table:table-cell>
          <table:table-cell office:value-type="float" office:value="1320.0">
            <text:p>132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">
            <text:p>3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eMartiniEtal2010,VacchiEtal2016">
            <text:p>DeMartiniEtal2010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0409">
            <text:p>POZ-20409</text:p>
          </table:table-cell>
          <table:table-cell office:value-type="float" office:value="37.05">
            <text:p>37.05</text:p>
          </table:table-cell>
          <table:table-cell office:value-type="float" office:value="15.26">
            <text:p>15.26</text:p>
          </table:table-cell>
          <table:table-cell office:value-type="float" office:value="4230.0">
            <text:p>4230.0</text:p>
          </table:table-cell>
          <table:table-cell office:value-type="float" office:value="35.0">
            <text:p>35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0407">
            <text:p>POZ-20407</text:p>
          </table:table-cell>
          <table:table-cell office:value-type="float" office:value="37.24">
            <text:p>37.24</text:p>
          </table:table-cell>
          <table:table-cell office:value-type="float" office:value="15.22">
            <text:p>15.22</text:p>
          </table:table-cell>
          <table:table-cell office:value-type="float" office:value="3200.0">
            <text:p>3200.0</text:p>
          </table:table-cell>
          <table:table-cell office:value-type="float" office:value="35.0">
            <text:p>35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POZ-22862">
            <text:p>POZ-22862</text:p>
          </table:table-cell>
          <table:table-cell office:value-type="float" office:value="37.24">
            <text:p>37.24</text:p>
          </table:table-cell>
          <table:table-cell office:value-type="float" office:value="15.23">
            <text:p>15.23</text:p>
          </table:table-cell>
          <table:table-cell office:value-type="float" office:value="1960.0">
            <text:p>19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41">
            <text:p>2.4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eMartiniEtal2010,VacchiEtal2016">
            <text:p>DeMartiniEtal2010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archeological">
            <text:p>archeological</text:p>
          </table:table-cell>
          <table:table-cell office:value-type="string" office:value="Scicchitano_2008_01">
            <text:p>Scicchitano_2008_01</text:p>
          </table:table-cell>
          <table:table-cell office:value-type="float" office:value="37.2">
            <text:p>37.2</text:p>
          </table:table-cell>
          <table:table-cell office:value-type="float" office:value="15.18">
            <text:p>15.18</text:p>
          </table:table-cell>
          <table:table-cell office:value-type="float" office:value="2600.0">
            <text:p>26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8">
            <text:p>-1.4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cicchitanoEtal2008,LambeckEtal2011,VacchiEtal2016">
            <text:p>ScicchitanoEtal2008,Lambeck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archeological">
            <text:p>archeological</text:p>
          </table:table-cell>
          <table:table-cell office:value-type="string" office:value="Scicchitano_2008_02">
            <text:p>Scicchitano_2008_02</text:p>
          </table:table-cell>
          <table:table-cell office:value-type="float" office:value="37.1">
            <text:p>37.1</text:p>
          </table:table-cell>
          <table:table-cell office:value-type="float" office:value="15.2">
            <text:p>15.2</text:p>
          </table:table-cell>
          <table:table-cell office:value-type="float" office:value="3350.0">
            <text:p>3350.0</text:p>
          </table:table-cell>
          <table:table-cell office:value-type="float" office:value="150.0">
            <text:p>1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43">
            <text:p>-0.4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ScicchitanoEtal2008,VacchiEtal2016">
            <text:p>ScicchitanoEtal2008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archeological">
            <text:p>archeological</text:p>
          </table:table-cell>
          <table:table-cell office:value-type="string" office:value="Scicchitano_2008_03">
            <text:p>Scicchitano_2008_03</text:p>
          </table:table-cell>
          <table:table-cell office:value-type="float" office:value="37.04">
            <text:p>37.04</text:p>
          </table:table-cell>
          <table:table-cell office:value-type="float" office:value="15.3">
            <text:p>15.3</text:p>
          </table:table-cell>
          <table:table-cell office:value-type="float" office:value="2600.0">
            <text:p>26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38">
            <text:p>-0.38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ScicchitanoEtal2008,VacchiEtal2016">
            <text:p>ScicchitanoEtal2008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UTC-11546">
            <text:p>UTC-11546</text:p>
          </table:table-cell>
          <table:table-cell office:value-type="float" office:value="37.34">
            <text:p>37.34</text:p>
          </table:table-cell>
          <table:table-cell office:value-type="float" office:value="15.05">
            <text:p>15.05</text:p>
          </table:table-cell>
          <table:table-cell office:value-type="float" office:value="6343.0">
            <text:p>6343.0</text:p>
          </table:table-cell>
          <table:table-cell office:value-type="float" office:value="41.0">
            <text:p>4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ntonioliEtal2009,VacchiEtal2016">
            <text:p>AntonioliEtal2009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archeological">
            <text:p>archeological</text:p>
          </table:table-cell>
          <table:table-cell office:value-type="string" office:value="Scicchitano_2008_04">
            <text:p>Scicchitano_2008_04</text:p>
          </table:table-cell>
          <table:table-cell office:value-type="float" office:value="36.98">
            <text:p>36.98</text:p>
          </table:table-cell>
          <table:table-cell office:value-type="float" office:value="15.25">
            <text:p>15.25</text:p>
          </table:table-cell>
          <table:table-cell office:value-type="float" office:value="3500.0">
            <text:p>3500.0</text:p>
          </table:table-cell>
          <table:table-cell office:value-type="float" office:value="300.0">
            <text:p>3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1">
            <text:p>-1.2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ScicchitanoEtal2008,VacchiEtal2016">
            <text:p>ScicchitanoEtal2008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UTC-11548">
            <text:p>UTC-11548</text:p>
          </table:table-cell>
          <table:table-cell office:value-type="float" office:value="37.34">
            <text:p>37.34</text:p>
          </table:table-cell>
          <table:table-cell office:value-type="float" office:value="15.05">
            <text:p>15.05</text:p>
          </table:table-cell>
          <table:table-cell office:value-type="float" office:value="8787.0">
            <text:p>8787.0</text:p>
          </table:table-cell>
          <table:table-cell office:value-type="float" office:value="46.0">
            <text:p>46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5.9">
            <text:p>-25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archeological">
            <text:p>archeological</text:p>
          </table:table-cell>
          <table:table-cell office:value-type="string" office:value="Scicchitano_2008_05">
            <text:p>Scicchitano_2008_05</text:p>
          </table:table-cell>
          <table:table-cell office:value-type="float" office:value="36.98">
            <text:p>36.98</text:p>
          </table:table-cell>
          <table:table-cell office:value-type="float" office:value="15.25">
            <text:p>15.25</text:p>
          </table:table-cell>
          <table:table-cell office:value-type="float" office:value="3500.0">
            <text:p>3500.0</text:p>
          </table:table-cell>
          <table:table-cell office:value-type="float" office:value="300.0">
            <text:p>3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97">
            <text:p>-2.97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ScicchitanoEtal2008,VacchiEtal2016">
            <text:p>ScicchitanoEtal2008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UTC-11844">
            <text:p>UTC-11844</text:p>
          </table:table-cell>
          <table:table-cell office:value-type="float" office:value="37.35">
            <text:p>37.35</text:p>
          </table:table-cell>
          <table:table-cell office:value-type="float" office:value="15.05">
            <text:p>15.05</text:p>
          </table:table-cell>
          <table:table-cell office:value-type="float" office:value="9110.0">
            <text:p>9110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6.9">
            <text:p>-36.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East_Sicily">
            <text:p>East_Sicily</text:p>
          </table:table-cell>
          <table:table-cell office:value-type="string" office:value="radiocarbon">
            <text:p>radiocarbon</text:p>
          </table:table-cell>
          <table:table-cell office:value-type="string" office:value="ANUA-32704">
            <text:p>ANUA-32704</text:p>
          </table:table-cell>
          <table:table-cell office:value-type="float" office:value="37.0">
            <text:p>37.0</text:p>
          </table:table-cell>
          <table:table-cell office:value-type="float" office:value="15.31">
            <text:p>15.31</text:p>
          </table:table-cell>
          <table:table-cell office:value-type="float" office:value="7780.0">
            <text:p>7780.0</text:p>
          </table:table-cell>
          <table:table-cell office:value-type="float" office:value="230.0">
            <text:p>230.0</text:p>
          </table:table-cell>
          <table:table-cell office:value-type="string" office:value="Shell (Serpulidae sp)">
            <text:p>Shell (Serpulidae sp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0.22">
            <text:p>-20.2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cicchitanoEtal2008,VacchiEtal2016">
            <text:p>ScicchitanoEtal2008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